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29000004818E0BD6B849E917EC.png" manifest:media-type="image/png"/>
  <manifest:file-entry manifest:full-path="Pictures/100000000000074E000006C7F4850DC7B577C5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89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591cm" svg:height="12.406cm" svg:x="15.109cm" svg:y="7cm">
            <draw:image xlink:href="Pictures/1000000000000729000004818E0BD6B849E917EC.png" xlink:type="simple" xlink:show="embed" xlink:actuate="onLoad">
              <text:p/>
            </draw:image>
          </draw:frame>
          <draw:frame draw:style-name="gr2" draw:text-style-name="P1" draw:layer="layout" svg:width="13.882cm" svg:height="12.258cm" svg:x="1.018cm" svg:y="7.041cm">
            <draw:image xlink:href="Pictures/100000000000074E000006C7F4850DC7B577C570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8-03-22T11:41:19.666000000</dc:date>
    <meta:editing-duration>PT5H42M29S</meta:editing-duration>
    <meta:editing-cycles>17</meta:editing-cycles>
    <meta:generator>LibreOffice/6.0.2.1$Windows_X86_64 LibreOffice_project/f7f06a8f319e4b62f9bc5095aa112a65d2f3ac89</meta:generator>
    <meta:document-statistic meta:object-count="3"/>
  </office:meta>
</office:document-meta>
</file>